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adornments="Boo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b023a"/>
    </style:style>
    <style:style style:name="P2" style:family="paragraph" style:parent-style-name="Text_20_body">
      <style:text-properties officeooo:rsid="000b7d30" officeooo:paragraph-rsid="000b7d30"/>
    </style:style>
    <style:style style:name="P3" style:family="paragraph" style:parent-style-name="Text_20_body">
      <style:text-properties officeooo:rsid="000ec70b" officeooo:paragraph-rsid="000ec70b"/>
    </style:style>
    <style:style style:name="P4" style:family="paragraph" style:parent-style-name="Text_20_body">
      <style:text-properties officeooo:rsid="000ec70b" officeooo:paragraph-rsid="000ff7ff"/>
    </style:style>
    <style:style style:name="P5" style:family="paragraph" style:parent-style-name="Text_20_body">
      <style:text-properties officeooo:rsid="000ec70b" officeooo:paragraph-rsid="001097a5"/>
    </style:style>
    <style:style style:name="P6" style:family="paragraph" style:parent-style-name="Text_20_body">
      <style:text-properties officeooo:rsid="00141759" officeooo:paragraph-rsid="00141759"/>
    </style:style>
    <style:style style:name="P7" style:family="paragraph" style:parent-style-name="Text_20_body">
      <style:text-properties officeooo:rsid="00163616" officeooo:paragraph-rsid="00163616"/>
    </style:style>
    <style:style style:name="P8" style:family="paragraph" style:parent-style-name="Text_20_body">
      <style:text-properties officeooo:rsid="001a5467" officeooo:paragraph-rsid="001a5467"/>
    </style:style>
    <style:style style:name="P9" style:family="paragraph" style:parent-style-name="Text_20_body">
      <style:text-properties officeooo:rsid="001d1fcf" officeooo:paragraph-rsid="001d1fcf"/>
    </style:style>
    <style:style style:name="P10" style:family="paragraph" style:parent-style-name="Text_20_body">
      <style:text-properties officeooo:rsid="001da9ec" officeooo:paragraph-rsid="001da9ec"/>
    </style:style>
    <style:style style:name="P11" style:family="paragraph" style:parent-style-name="Text_20_body">
      <style:text-properties officeooo:rsid="001fc8bd" officeooo:paragraph-rsid="001fc8bd"/>
    </style:style>
    <style:style style:name="P12" style:family="paragraph" style:parent-style-name="Text_20_body">
      <style:text-properties officeooo:paragraph-rsid="00213793"/>
    </style:style>
    <style:style style:name="P13" style:family="paragraph" style:parent-style-name="Title">
      <style:text-properties officeooo:rsid="000b023a" officeooo:paragraph-rsid="000b023a"/>
    </style:style>
    <style:style style:name="P14" style:family="paragraph" style:parent-style-name="Heading_20_1">
      <style:text-properties officeooo:rsid="000b023a" officeooo:paragraph-rsid="000b023a"/>
    </style:style>
    <style:style style:name="P15" style:family="paragraph" style:parent-style-name="Heading_20_2">
      <style:text-properties officeooo:rsid="000b023a" officeooo:paragraph-rsid="000b023a"/>
    </style:style>
    <style:style style:name="P16" style:family="paragraph" style:parent-style-name="Heading_20_6">
      <style:text-properties officeooo:rsid="000ec70b" officeooo:paragraph-rsid="000ec70b"/>
    </style:style>
    <style:style style:name="P17" style:family="paragraph" style:parent-style-name="Heading_20_6">
      <style:text-properties officeooo:rsid="000ff7ff" officeooo:paragraph-rsid="000ff7ff"/>
    </style:style>
    <style:style style:name="P18" style:family="paragraph" style:parent-style-name="Heading_20_6">
      <style:text-properties officeooo:rsid="000ff7ff" officeooo:paragraph-rsid="001097a5"/>
    </style:style>
    <style:style style:name="P19" style:family="paragraph" style:parent-style-name="Heading_20_6">
      <style:text-properties officeooo:rsid="00141759" officeooo:paragraph-rsid="00141759"/>
    </style:style>
    <style:style style:name="P20" style:family="paragraph" style:parent-style-name="Heading_20_6">
      <style:text-properties officeooo:rsid="00163616" officeooo:paragraph-rsid="00163616"/>
    </style:style>
    <style:style style:name="P21" style:family="paragraph" style:parent-style-name="Heading_20_6">
      <style:text-properties officeooo:rsid="001d1fcf" officeooo:paragraph-rsid="001d1fcf"/>
    </style:style>
    <style:style style:name="P22" style:family="paragraph" style:parent-style-name="Heading_20_6">
      <style:text-properties officeooo:rsid="002245bd" officeooo:paragraph-rsid="002245bd"/>
    </style:style>
    <style:style style:name="P23" style:family="paragraph" style:parent-style-name="Quelle">
      <style:text-properties officeooo:rsid="000ec70b" officeooo:paragraph-rsid="000ec70b"/>
    </style:style>
    <style:style style:name="P24" style:family="paragraph" style:parent-style-name="Quelle">
      <style:text-properties officeooo:paragraph-rsid="001097a5"/>
    </style:style>
    <style:style style:name="P25" style:family="paragraph" style:parent-style-name="Quelle">
      <style:text-properties officeooo:rsid="0015f4c0" officeooo:paragraph-rsid="0015f4c0"/>
    </style:style>
    <style:style style:name="T1" style:family="text">
      <style:text-properties officeooo:rsid="000b023a"/>
    </style:style>
    <style:style style:name="T2" style:family="text">
      <style:text-properties fo:color="#000000" style:font-name="DejaVu Sans Mono" fo:font-size="8pt" fo:background-color="#ffffff" loext:char-shading-value="0" style:font-size-asian="8pt" style:font-size-complex="8pt"/>
    </style:style>
    <style:style style:name="T3" style:family="text">
      <style:text-properties fo:color="#000000" style:font-name="DejaVu Sans Mono" fo:font-size="8pt" officeooo:rsid="000d2afd" fo:background-color="#ffffff" loext:char-shading-value="0" style:font-size-asian="8pt" style:font-size-complex="8pt"/>
    </style:style>
    <style:style style:name="T4" style:family="text">
      <style:text-properties style:font-name="DejaVu Sans Mono" fo:font-size="8pt" officeooo:rsid="000d2afd" style:font-size-asian="8pt" style:font-size-complex="8pt"/>
    </style:style>
    <style:style style:name="T5" style:family="text">
      <style:text-properties style:font-name="DejaVu Sans Mono" fo:font-size="8pt" officeooo:rsid="000ff7ff" style:font-size-asian="8pt" style:font-size-complex="8pt"/>
    </style:style>
    <style:style style:name="T6" style:family="text">
      <style:text-properties officeooo:rsid="000ec70b"/>
    </style:style>
    <style:style style:name="T7" style:family="text">
      <style:text-properties officeooo:rsid="000ff7ff"/>
    </style:style>
    <style:style style:name="T8" style:family="text">
      <style:text-properties officeooo:rsid="001097a5"/>
    </style:style>
    <style:style style:name="T9" style:family="text">
      <style:text-properties officeooo:rsid="0015f4c0"/>
    </style:style>
    <style:style style:name="T10" style:family="text">
      <style:text-properties officeooo:rsid="0018c822"/>
    </style:style>
    <style:style style:name="T11" style:family="text">
      <style:text-properties officeooo:rsid="001a5467"/>
    </style:style>
    <style:style style:name="T12" style:family="text">
      <style:text-properties officeooo:rsid="001b59fd"/>
    </style:style>
    <style:style style:name="T13" style:family="text">
      <style:text-properties officeooo:rsid="001fc8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ugar – Conf</text:p>
      <text:h text:style-name="P14" text:outline-level="1">Bedienung und Befehle</text:h>
      <text:p text:style-name="P1">Syntax: conf Befehl Subbefehl Parameter</text:p>
      <text:h text:style-name="Heading_20_2" text:outline-level="2">Umgebungsvariablen</text:h>
      <text:p text:style-name="P2">Umgebungsvariablen geben die Datenbank an und könen Benutzer und Kennwort vorgeben.</text:p>
      <text:h text:style-name="Heading_20_6" text:outline-level="6">SugarDb</text:h>
      <text:p text:style-name="Text_20_body">Setzt die Datenbankverbindung zur Arbeitsdatenbank vom Sugar.</text:p>
      <text:p text:style-name="Quelle"><text:span text:style-name="T4">export SugarDb=“</text:span><text:span text:style-name="T2">jdbc:postgresql://localhost/sugar?user=</text:span><text:span text:style-name="T3">scott</text:span><text:span text:style-name="T2">&amp;password=</text:span><text:span text:style-name="T3">loewe“</text:span></text:p>
      <text:h text:style-name="P16" text:outline-level="6">SugarUser</text:h>
      <text:p text:style-name="P3">Setzt den Benutzer für das Sugarsystem</text:p>
      <text:p text:style-name="P23">export SugarUser=kunibert</text:p>
      <text:h text:style-name="P16" text:outline-level="6">SugarPass</text:h>
      <text:p text:style-name="P3">Auch das Kennwort kann man so setzen.</text:p>
      <text:p text:style-name="P23">export SugarPass=GeheimerFurchtloserRitter</text:p>
      <text:h text:style-name="P15" text:outline-level="2">Allgemeine Schalter</text:h>
      <text:p text:style-name="P12"><text:span text:style-name="T1">Diese kommen auf jeden Fall hinter den Befehlen, nie davor. Es sind dies:</text:span></text:p>
      <text:h text:style-name="Heading_20_6" text:outline-level="6">-db</text:h>
      <text:p text:style-name="Text_20_body">Setzt die Datenbankverbindung zur Arbeitsdatenbank vom Sugar. Überschreibt Umgebungsvariable SugarDb</text:p>
      <text:p text:style-name="Quelle"><text:span text:style-name="T5">-db </text:span><text:span text:style-name="T4">“</text:span><text:span text:style-name="T2">jdbc:postgresql://localhost/sugar?user=</text:span><text:span text:style-name="T3">scott</text:span><text:span text:style-name="T2">&amp;password=</text:span><text:span text:style-name="T3">loewe“</text:span></text:p>
      <text:h text:style-name="P17" text:outline-level="6">-user</text:h>
      <text:p text:style-name="P4">Setzt den Benutzer für das Sugarsystem. <text:span text:style-name="T7">Überschreibt Umgebungsvariable SugarUser.</text:span></text:p>
      <text:p text:style-name="Quelle">-user Kunibert</text:p>
      <text:h text:style-name="P18" text:outline-level="6">-<text:span text:style-name="T8">pass</text:span></text:h>
      <text:p text:style-name="P5"><text:span text:style-name="T8">Kennwort in der Kommandozeile übergeben.</text:span> <text:span text:style-name="T7">Übersschreibt Umgebungsvariable SugarPass. Wird kein Kennwort angegeben, weder über Kommandozeile noch Über Umgebungsvariable, so fragt Conf interaktiv nach jenem.</text:span></text:p>
      <text:p text:style-name="P24">-<text:span text:style-name="T8">pass</text:span> <text:span text:style-name="T6">GeheimerFurchtloserRitter</text:span></text:p>
      <text:h text:style-name="Heading_20_2" text:outline-level="2">Befehl „nutzer“</text:h>
      <text:p text:style-name="Text_20_body">Dient zum Auflisten aller Nutzer, Zeigen eines Benutzers, zum Ändern, Hinzufügen und Löschen von Nutzern. Wenn ein existierender Nutzer angesprochen wird, geht dies immer über die Nutzer-Id (NuId).</text:p>
      <text:h text:style-name="P20" text:outline-level="6">Parameter -nuid</text:h>
      <text:p text:style-name="P7">Die Subbefehle „show“, „del“, „<text:span text:style-name="T10">pass“</text:span> und „set“ erfordern den Bezug zu einem Benutzer. Dabei wird die Id mit „-nuid“ angebenen.</text:p>
      <text:h text:style-name="P19" text:outline-level="6">Unterbefehl „list“</text:h>
      <text:p text:style-name="P6">Zeigt eine Aufstellung aller angelegten Benutzer. <text:span text:style-name="T9">Der Befehl hat keine weiteren Parameter.</text:span></text:p>
      <text:p text:style-name="P25">conf nutzer list</text:p>
      <text:h text:style-name="P20" text:outline-level="6">Unterbefehl „show“</text:h>
      <text:p text:style-name="P7">Zeigt die Daten eines bestimmten Benutzers an.</text:p>
      <text:p text:style-name="Quelle">conf nutzer show -nuid 1</text:p>
      <text:h text:style-name="Heading_20_6" text:outline-level="6"><text:soft-page-break/>Unterbefehl „<text:span text:style-name="T11">neu“</text:span></text:h>
      <text:p text:style-name="P8">Legt einen neuen Benutzer an. Die manigfaltigen Daten werden durch Optionen gesetzt. Zumindest der Loginname sollte gesetz sein, sonst kann man nichts wiedererkennen. <text:span text:style-name="T12">Wird es nicht angegeben, ist der neue Benutzer deaktiviert. Im Beispiel wird er direkt aktiviert.</text:span></text:p>
      <text:p text:style-name="Quelle">conf nutzer neu <text:span text:style-name="T13">-</text:span>log “kunibert“ -nn “Starkimarm“ -vo1 „Kunibert“ -vo2 “Gregor“ -ena</text:p>
      <text:h text:style-name="P21" text:outline-level="6">Unterbefehl „set“</text:h>
      <text:p text:style-name="P9">Ändert die Stammdaten eines Benutzers. Auch hier gelten wieder die Optionen analog zu „neu“.</text:p>
      <text:p text:style-name="Quelle">conf nutzer set <text:span text:style-name="T13">-</text:span>nuid 1 -nn “Neuer Nachname, hat geheiratet“</text:p>
      <text:h text:style-name="Heading_20_6" text:outline-level="6">Unterbefehl „pass“</text:h>
      <text:p text:style-name="P11">Setzt das Kennwort des Benutzers interaktiv.</text:p>
      <text:p text:style-name="Quelle">conf nutzer pass <text:span text:style-name="T13">-</text:span>nuid 1</text:p>
      <text:h text:style-name="Heading_20_6" text:outline-level="6">Unterbefehl „del“</text:h>
      <text:p text:style-name="P10">Löscht einen Benutzer</text:p>
      <text:p text:style-name="Quelle">conf nutzer del <text:span text:style-name="T13">-</text:span>nuid 1</text:p>
      <text:h text:style-name="P22" text:outline-level="6">Parameter für „neu“ und „set“</text:h>
      <text:p text:style-name="Para">-nn<text:tab/>: Nachname</text:p>
      <text:p text:style-name="Para">-vo1<text:tab/>: Vorname 1</text:p>
      <text:p text:style-name="Para">-vo2<text:tab/>: Vorname 2</text:p>
      <text:p text:style-name="Para">-vo3<text:tab/>: Vorname 3</text:p>
      <text:p text:style-name="Para">-log<text:tab/>: Lokaler Loginname</text:p>
      <text:p text:style-name="Para">-ad<text:tab/>: Name der aktiven Directory</text:p>
      <text:p text:style-name="Para">-adname<text:tab/>: Benutzername in der aktiven Directory</text:p>
      <text:p text:style-name="Para">-be<text:tab/>: Bemerkung</text:p>
      <text:p text:style-name="Para">-ena<text:tab/>: Benutzer enabled</text:p>
      <text:p text:style-name="Para">-dis<text:tab/>: Benutzer disabled (Default bei neu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adornments="Boo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color="#000099"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1cm" fo:margin-right="0cm" fo:margin-top="0cm" fo:margin-bottom="0cm" loext:contextual-spacing="false" fo:line-height="120%" fo:text-indent="0cm" style:auto-text-indent="false" fo:background-color="transparent" style:writing-mode="page"/>
      <style:text-properties officeooo:rsid="000f75e5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fo:font-size="115%" fo:font-weight="bold" style:font-size-asian="115%" style:font-weight-asian="bold" style:font-size-complex="11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loext:graphic-properties draw:fill="none"/>
      <style:paragraph-properties fo:margin-left="0.499cm" fo:margin-right="0cm" fo:margin-top="0.101cm" fo:margin-bottom="0cm" loext:contextual-spacing="false" fo:text-indent="0cm" style:auto-text-indent="false" fo:background-color="transparent" fo:keep-with-next="always"/>
      <style:text-properties fo:font-size="85%" fo:font-style="italic" fo:font-weight="bold" officeooo:rsid="000f75e5" style:font-size-asian="85%" style:font-style-asian="italic" style:font-weight-asian="bold" style:font-size-complex="85%" style:font-style-complex="italic" style:font-weight-complex="bold"/>
    </style:style>
    <style:style style:name="Quelle" style:family="paragraph" style:parent-style-name="Standard" style:master-page-name="">
      <loext:graphic-properties draw:fill="solid" draw:fill-color="#cfe7f5" draw:fill-image-width="0cm" draw:fill-image-height="0cm"/>
      <style:paragraph-properties fo:margin-left="1cm" fo:margin-right="0cm" fo:text-indent="0cm" style:auto-text-indent="false" style:page-number="auto" fo:background-color="#cfe7f5" style:shadow="none" style:writing-mode="page"/>
      <style:text-properties style:font-name="DejaVu Sans Mono1" fo:font-family="'DejaVu Sans Mono'" style:font-style-name="Book" style:font-pitch="fixed" fo:font-size="8pt" officeooo:rsid="000f75e5" style:font-size-asian="10.5pt"/>
    </style:style>
    <style:style style:name="Para" style:family="paragraph" style:parent-style-name="Standard" style:master-page-name="">
      <loext:graphic-properties draw:fill="none" draw:fill-image-width="0cm" draw:fill-image-height="0cm"/>
      <style:paragraph-properties fo:margin-left="1.3cm" fo:margin-right="0cm" fo:line-height="100%" fo:text-indent="0cm" style:auto-text-indent="false" style:page-number="auto" fo:background-color="transparent" style:writing-mode="page">
        <style:tab-stops>
          <style:tab-stop style:position="1.693cm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41:30.696944296</meta:creation-date>
    <dc:date>2019-11-19T14:44:34.178210121</dc:date>
    <meta:editing-duration>PT52M31S</meta:editing-duration>
    <meta:editing-cycles>28</meta:editing-cycles>
    <meta:generator>LibreOffice/5.2.7.2$Linux_X86_64 LibreOffice_project/20m0$Build-2</meta:generator>
    <meta:document-statistic meta:table-count="0" meta:image-count="0" meta:object-count="0" meta:page-count="2" meta:paragraph-count="58" meta:word-count="353" meta:character-count="2596" meta:non-whitespace-character-count="2300"/>
  </office:meta>
</office:document-meta>
</file>